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41378" calcext:value-type="float">
            <text:p>1413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11953" calcext:value-type="float">
            <text:p>1119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40680" calcext:value-type="float">
            <text:p>8406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2406" calcext:value-type="float">
            <text:p>424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44994" calcext:value-type="float">
            <text:p>1449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13777" calcext:value-type="float">
            <text:p>1137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53291" calcext:value-type="float">
            <text:p>8532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4018" calcext:value-type="float">
            <text:p>44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47740" calcext:value-type="float">
            <text:p>1477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15151" calcext:value-type="float">
            <text:p>1151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866094" calcext:value-type="float">
            <text:p>866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45884" calcext:value-type="float">
            <text:p>458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50631" calcext:value-type="float">
            <text:p>1506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17654" calcext:value-type="float">
            <text:p>1176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877787" calcext:value-type="float">
            <text:p>87778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47253" calcext:value-type="float">
            <text:p>472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52443" calcext:value-type="float">
            <text:p>1524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21035" calcext:value-type="float">
            <text:p>121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883254" calcext:value-type="float">
            <text:p>8832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48271" calcext:value-type="float">
            <text:p>482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55465" calcext:value-type="float">
            <text:p>1554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23448" calcext:value-type="float">
            <text:p>123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00507" calcext:value-type="float">
            <text:p>9005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49551" calcext:value-type="float">
            <text:p>495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59272" calcext:value-type="float">
            <text:p>1592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26201" calcext:value-type="float">
            <text:p>1262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20732" calcext:value-type="float">
            <text:p>9207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50545" calcext:value-type="float">
            <text:p>505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64243" calcext:value-type="float">
            <text:p>1642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28819" calcext:value-type="float">
            <text:p>1288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938871" calcext:value-type="float">
            <text:p>9388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1605" calcext:value-type="float">
            <text:p>516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69144" calcext:value-type="float">
            <text:p>16914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31538" calcext:value-type="float">
            <text:p>1315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963130" calcext:value-type="float">
            <text:p>9631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52833" calcext:value-type="float">
            <text:p>528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72299" calcext:value-type="float">
            <text:p>172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34604" calcext:value-type="float">
            <text:p>1346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978741" calcext:value-type="float">
            <text:p>9787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53957" calcext:value-type="float">
            <text:p>5395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75779" calcext:value-type="float">
            <text:p>17577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37115" calcext:value-type="float">
            <text:p>1371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993988" calcext:value-type="float">
            <text:p>9939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54803" calcext:value-type="float">
            <text:p>54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78189" calcext:value-type="float">
            <text:p>1781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39792" calcext:value-type="float">
            <text:p>1397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03694" calcext:value-type="float">
            <text:p>1003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56097" calcext:value-type="float">
            <text:p>560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81059" calcext:value-type="float">
            <text:p>18105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42720" calcext:value-type="float">
            <text:p>142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6729" calcext:value-type="float">
            <text:p>101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57217" calcext:value-type="float">
            <text:p>572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83691" calcext:value-type="float">
            <text:p>1836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45035" calcext:value-type="float">
            <text:p>145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31968" calcext:value-type="float">
            <text:p>103196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58473" calcext:value-type="float">
            <text:p>584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85915" calcext:value-type="float">
            <text:p>1859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47950" calcext:value-type="float">
            <text:p>14795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47429" calcext:value-type="float">
            <text:p>10474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59312" calcext:value-type="float">
            <text:p>593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88613" calcext:value-type="float">
            <text:p>1886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50781" calcext:value-type="float">
            <text:p>1507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62560" calcext:value-type="float">
            <text:p>10625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59886" calcext:value-type="float">
            <text:p>598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91452" calcext:value-type="float">
            <text:p>1914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52111" calcext:value-type="float">
            <text:p>1521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79114" calcext:value-type="float">
            <text:p>1079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61136" calcext:value-type="float">
            <text:p>61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93800" calcext:value-type="float">
            <text:p>1938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54797" calcext:value-type="float">
            <text:p>1547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94476" calcext:value-type="float">
            <text:p>1094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1">00/00/0000</text:date>, <text:time style:data-style-name="N2" text:time-value="18:24:35.1021987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6-21T18:40:57.921563749</dc:date>
    <dc:creator>Jesus Castagnetto</dc:creator>
    <meta:editing-duration>PT19H23M44S</meta:editing-duration>
    <meta:editing-cycles>78</meta:editing-cycles>
    <meta:generator>LibreOffice/6.4.3.2$Linux_X86_64 LibreOffice_project/40$Build-2</meta:generator>
    <meta:document-statistic meta:table-count="1" meta:cell-count="1204" meta:object-count="0"/>
  </office:meta>
</office:document-meta>
</file>